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officeooo:rsid="001777a5" officeooo:paragraph-rsid="001777a5" style:font-size-asian="10pt" style:font-size-complex="10pt"/>
    </style:style>
    <style:style style:name="P2" style:family="paragraph" style:parent-style-name="Standard">
      <style:text-properties style:font-name="Liberation Mono" fo:font-size="10pt" officeooo:rsid="001777a5" officeooo:paragraph-rsid="001a1d6b" style:font-size-asian="10pt" style:font-size-complex="10pt"/>
    </style:style>
    <style:style style:name="P3" style:family="paragraph" style:parent-style-name="Standard">
      <style:text-properties style:font-name="Liberation Mono" fo:font-size="10pt" fo:font-weight="bold" officeooo:rsid="001777a5" officeooo:paragraph-rsid="001777a5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Liberation Mono" fo:font-size="10pt" fo:font-weight="bold" officeooo:rsid="001777a5" officeooo:paragraph-rsid="001a1d6b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Liberation Mono" fo:font-size="14pt" officeooo:rsid="001777a5" officeooo:paragraph-rsid="001777a5" style:font-size-asian="14pt" style:font-size-complex="14pt"/>
    </style:style>
    <style:style style:name="P6" style:family="paragraph" style:parent-style-name="Standard">
      <style:paragraph-properties fo:break-before="page"/>
      <style:text-properties style:font-name="Liberation Mono" fo:font-size="10pt" officeooo:rsid="001777a5" officeooo:paragraph-rsid="001777a5" style:font-size-asian="10pt" style:font-size-complex="1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a1d6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b24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y Bubba</text:span> </text:p>
      <text:p text:style-name="P1"/>
      <text:p text:style-name="P5">Through &amp; Through</text:p>
      <text:p text:style-name="P5"/>
      <text:p text:style-name="P1">https://youtu.be/12d7xqDyyKo?t=1070</text:p>
      <text:p text:style-name="P1">Like much of Bubba's music it has a swing rhythm (1 +2 +3 +4 +).</text:p>
      <text:p text:style-name="P1">The chorus is strummed: <text:s/>d ud u~ ud u <text:s text:c="2"/>occasionally, d UD UD UD u, thumb on first beat, fingers on the rest, genrally. Tabbed by -Art.</text:p>
      <text:p text:style-name="P1"/>
      <text:p text:style-name="P1">Capo 4</text:p>
      <text:p text:style-name="P3"><text:s text:c="4"/><text:span text:style-name="T5">C</text:span> <text:s text:c="11"/>C <text:s text:c="6"/>Am <text:s text:c="7"/>Em <text:s text:c="5"/>F <text:s text:c="2"/>Am7 <text:s text:c="2"/>F <text:s text:c="6"/>G</text:p>
      <text:p text:style-name="P1">e|------0------|-----------------|-----------------|---5-------------|----------------|</text:p>
      <text:p text:style-name="P1">B|-----0-3-1---|-----1-------1---|-----0---1-----2-|-----7-------6-3-|-0--------------|</text:p>
      <text:p text:style-name="P1">G|----0--------|-------0-------2-|-------0---2-----|-------5---4-----|---0------------|</text:p>
      <text:p text:style-name="P1">D|---2---------|-----2-------2---|-----2---3---2---|-0-------5-------|---0------------|</text:p>
      <text:p text:style-name="P1">A|--3----------|-3-------0-------|-----------------|-----------------|----------------|</text:p>
      <text:p text:style-name="P1">E|-------------|-----------------|-0---------------|-----------(rit.)|---3------------|</text:p>
      <text:p text:style-name="P1"><text:s text:c="13"/>You come <text:s text:c="3"/>like a... you come and you...my car..that is my life</text:p>
      <text:p text:style-name="P1"/>
      <text:p text:style-name="P3"><text:s text:c="4"/>G <text:s text:c="6"/>F <text:s text:c="2"/>G <text:s text:c="4"/>C</text:p>
      <text:p text:style-name="P1">e|----------5-------|-----0-----0------|</text:p>
      <text:p text:style-name="P1">B|----6-----7-------|-----1-------1----|</text:p>
      <text:p text:style-name="P1">G|------4---5-----0-|-------0-------0--|</text:p>
      <text:p text:style-name="P1">D|--5-----5-0-------|------------------|</text:p>
      <text:p text:style-name="P1">A|--------------2---|-3----------------|</text:p>
      <text:p text:style-name="P1">E|--------------3---|------------------|</text:p>
      <text:p text:style-name="P1">and like my life, it ca...around. <text:s/>I'd give...</text:p>
      <text:p text:style-name="P1"/>
      <text:p text:style-name="P1"/>
      <text:p text:style-name="P1">[Verse 1]</text:p>
      <text:p text:style-name="P4"><text:s text:c="4"/>C <text:s text:c="3"/>Am <text:s text:c="16"/>Em <text:s/>F Am7 <text:s text:c="12"/>F <text:s text:c="9"/>G <text:s text:c="18"/></text:p>
      <text:p text:style-name="P2">You come like a tornado you come and you mess up my car my car that is my life, <text:s/></text:p>
      <text:p text:style-name="P4"><text:s text:c="4"/>G <text:s text:c="6"/>F <text:s text:c="6"/>G <text:s text:c="10"/>C <text:s text:c="57"/></text:p>
      <text:p text:style-name="P2">and like my life it carries me around.</text:p>
      <text:p text:style-name="P1"/>
      <text:p text:style-name="P1">[Chorus]</text:p>
      <text:p text:style-name="P3"><text:s text:c="4"/>F <text:s text:c="30"/>C <text:s text:c="27"/>G <text:s text:c="22"/>C <text:s text:c="2"/></text:p>
      <text:p text:style-name="P1">I’d give, I’d give the whole lot to you, I’d do it all-ways, all-through oh my hero, for you </text:p>
      <text:p text:style-name="P3"><text:s text:c="4"/>F <text:s text:c="13"/>C <text:s text:c="29"/>G <text:s text:c="24"/>C</text:p>
      <text:p text:style-name="P1">I’d lay, lay down across the railroad tracks with you I swear I think it is true </text:p>
      <text:p text:style-name="P1"/>
      <text:p text:style-name="P1"/>
      <text:p text:style-name="P6"/>
      <text:p text:style-name="P1">[Verse 2]</text:p>
      <text:p text:style-name="P3"><text:s text:c="3"/>C <text:s text:c="6"/>Am <text:s text:c="7"/>Em <text:s text:c="5"/>F <text:s text:c="2"/>Am7 <text:s text:c="2"/>F <text:s text:c="16"/>G <text:s text:c="17"/>F <text:s text:c="5"/>F <text:s text:c="2"/>G <text:s text:c="4"/>C</text:p>
      <text:p text:style-name="P1">e|-----------------|-----------------|-5---5-----5-----|---0-------0-----|---1-----5-------|---0-------0------|</text:p>
      <text:p text:style-name="P1">B|-----1-------1---|-----0---1---2---|-7-----7-----7---|-----0-------0---|-----1---7-------|-----1-------1----|</text:p>
      <text:p text:style-name="P1">G|-------0-------2-|-------0---2-----|-5-------5-----5-|-------0-------0-|-------2-5-----0-|-------0-------0--|</text:p>
      <text:p text:style-name="P1">D|-----2-------2---|-----2---3---2---|-0---------------|-----------------|-3-------0-------|------------------|</text:p>
      <text:p text:style-name="P1">A|-3-------0-------|-----------------|-----------------|-2---------------|-------------2---|-3----------------|</text:p>
      <text:p text:style-name="P1">E|-----------------|-0---------------|-----------------|-----------------|-------------3---|------------------|</text:p>
      <text:p text:style-name="P1"/>
      <text:p text:style-name="P3"><text:s text:c="4"/>C <text:s text:c="8"/>Am <text:s text:c="11"/>Em <text:s text:c="2"/>F Am7 <text:s text:c="12"/>F <text:s text:c="32"/>G <text:s text:c="9"/></text:p>
      <text:p text:style-name="P1">You burst you burst into my soul you crash all the fragile things that I polish each night mm, <text:s/></text:p>
      <text:p text:style-name="P3">F <text:s text:c="16"/>G <text:s text:c="11"/>C</text:p>
      <text:p text:style-name="P1">that I polish and worship each night.</text:p>
      <text:p text:style-name="P1"/>
      <text:p text:style-name="P3"><text:s text:c="4"/>C <text:s text:c="8"/>Am <text:s text:c="11"/>Em <text:s text:c="2"/>F Am7 <text:s text:c="22"/>F <text:s text:c="19"/>G <text:s text:c="7"/></text:p>
      <text:p text:style-name="P1">You lick you lick the cream off my skin you rub the steam off my brim so gallantly frail, <text:s/></text:p>
      <text:p text:style-name="P3"><text:s text:c="4"/>F <text:s text:c="16"/>G <text:s text:c="11"/>C</text:p>
      <text:p text:style-name="P1">I’m floating in soap and water for you.</text:p>
      <text:p text:style-name="P1"/>
      <text:p text:style-name="P1">[Chorus] x2</text:p>
      <text:p text:style-name="P1"/>
      <text:p text:style-name="P1">[Outro]</text:p>
      <text:p text:style-name="P3">F C G C <text:s/><text:span text:style-name="T4">x2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8:20:25.439000000</meta:creation-date>
    <dc:date>2019-05-09T18:31:15.393000000</dc:date>
    <meta:editing-duration>PT10M49S</meta:editing-duration>
    <meta:editing-cycles>4</meta:editing-cycles>
    <meta:generator>LibreOffice/4.4.3.2$Windows_x86 LibreOffice_project/88805f81e9fe61362df02b9941de8e38a9b5fd16</meta:generator>
    <meta:document-statistic meta:table-count="0" meta:image-count="0" meta:object-count="0" meta:page-count="2" meta:paragraph-count="51" meta:word-count="436" meta:character-count="3204" meta:non-whitespace-character-count="2303"/>
  </office:meta>
</office:document-meta>
</file>